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1mm"/>
    </style:style>
    <style:style style:name="co3" style:family="table-column">
      <style:table-column-properties fo:break-before="auto" style:column-width="31.94mm"/>
    </style:style>
    <style:style style:name="co4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10">
          <table:table-cell table:number-columns-repeated="10"/>
          <table:table-cell table:style-name="Default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innerring</text:p>
          </table:table-cell>
          <table:table-cell office:value-type="string" calcext:value-type="string">
            <text:p>outerring</text:p>
          </table:table-cell>
          <table:table-cell office:value-type="string" calcext:value-type="string">
            <text:p>Nimplant</text:p>
          </table:table-cell>
          <table:table-cell office:value-type="string" calcext:value-type="string">
            <text:p>Inner/outering</text:p>
          </table:table-cell>
          <table:table-cell office:value-type="string" calcext:value-type="string">
            <text:p>error_innerring</text:p>
          </table:table-cell>
          <table:table-cell office:value-type="string" calcext:value-type="string">
            <text:p>error_outerring</text:p>
          </table:table-cell>
          <table:table-cell office:value-type="string" calcext:value-type="string">
            <text:p>Relative error(%)</text:p>
          </table:table-cell>
          <table:table-cell table:style-name="Default" office:value-type="string" calcext:value-type="string">
            <text:p>Absolute error</text:p>
          </table:table-cell>
          <table:table-cell/>
          <table:table-cell table:style-name="ce4"/>
          <table:table-cell table:style-name="ce8" office:value-type="string" calcext:value-type="string">
            <text:p>Inner/outering</text:p>
          </table:table-cell>
          <table:table-cell table:style-name="ce8" office:value-type="string" calcext:value-type="string">
            <text:p>abs error</text:p>
          </table:table-cell>
          <table:table-cell table:style-name="ce8" office:value-type="string" calcext:value-type="string">
            <text:p>plus</text:p>
          </table:table-cell>
          <table:table-cell table:style-name="ce8" office:value-type="string" calcext:value-type="string">
            <text:p>minus</text:p>
          </table:table-cell>
          <table:table-cell table:style-name="ce8" office:value-type="string" calcext:value-type="string">
            <text:p>Efficiency central</text:p>
          </table:table-cell>
          <table:table-cell table:style-name="ce8" office:value-type="string" calcext:value-type="string">
            <text:p>Effficienmcy plus</text:p>
          </table:table-cell>
          <table:table-cell table:style-name="ce8" office:value-type="string" calcext:value-type="string">
            <text:p>Effficienmcy minus</text:p>
          </table:table-cell>
          <table:table-cell table:style-name="ce10"/>
        </table:table-row>
        <table:table-row table:style-name="ro1">
          <table:table-cell table:number-columns-repeated="2"/>
          <table:table-cell office:value-type="string" calcext:value-type="string">
            <text:p>Ag129</text:p>
          </table:table-cell>
          <table:table-cell office:value-type="float" office:value="609" calcext:value-type="float">
            <text:p>609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style-name="ce2" table:formula="of:=[.E12]/[.D12]" office:value-type="float" office:value="0.487684729064039" calcext:value-type="float">
            <text:p>0.4876847291</text:p>
          </table:table-cell>
          <table:table-cell table:formula="of:=1/SQRT([.D12])" office:value-type="float" office:value="0.0405220449236554" calcext:value-type="float">
            <text:p>0.0405220449</text:p>
          </table:table-cell>
          <table:table-cell table:formula="of:=1/SQRT([.E12])" office:value-type="float" office:value="0.0580258853185659" calcext:value-type="float">
            <text:p>0.0580258853</text:p>
          </table:table-cell>
          <table:table-cell table:formula="of:=SQRT([.I12]*[.I12]+[.H12]*[.H12])" office:value-type="float" office:value="0.070774568114529" calcext:value-type="float">
            <text:p>0.0707745681</text:p>
          </table:table-cell>
          <table:table-cell table:formula="of:=[.G12]*[.J12]" office:value-type="float" office:value="0.0345156760755585" calcext:value-type="float">
            <text:p>0.0345156761</text:p>
          </table:table-cell>
          <table:table-cell/>
          <table:table-cell table:style-name="ce5" table:formula="of:=[.C12]" office:value-type="string" office:string-value="Ag129" calcext:value-type="string">
            <text:p>Ag129</text:p>
          </table:table-cell>
          <table:table-cell table:formula="of:=[.G12]" office:value-type="float" office:value="0.487684729064039" calcext:value-type="float">
            <text:p>0.4876847291</text:p>
          </table:table-cell>
          <table:table-cell table:formula="of:=[.K12]" office:value-type="float" office:value="0.0345156760755585" calcext:value-type="float">
            <text:p>0.0345156761</text:p>
          </table:table-cell>
          <table:table-cell table:formula="of:=[.N12]+[.O12]" office:value-type="float" office:value="0.522200405139598" calcext:value-type="float">
            <text:p>0.5222004051</text:p>
          </table:table-cell>
          <table:table-cell table:formula="of:=[.N12]-[.O12]" office:value-type="float" office:value="0.453169052988481" calcext:value-type="float">
            <text:p>0.453169053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Ag130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style-name="ce2" table:formula="of:=[.E13]/[.D13]" office:value-type="float" office:value="1.02222222222222" calcext:value-type="float">
            <text:p>1.0222222222</text:p>
          </table:table-cell>
          <table:table-cell table:formula="of:=1/SQRT([.D13])" office:value-type="float" office:value="0.105409255338946" calcext:value-type="float">
            <text:p>0.1054092553</text:p>
          </table:table-cell>
          <table:table-cell table:formula="of:=1/SQRT([.E13])" office:value-type="float" office:value="0.104257207028537" calcext:value-type="float">
            <text:p>0.104257207</text:p>
          </table:table-cell>
          <table:table-cell table:formula="of:=SQRT([.I13]*[.I13]+[.H13]*[.H13])" office:value-type="float" office:value="0.148258815348371" calcext:value-type="float">
            <text:p>0.1482588153</text:p>
          </table:table-cell>
          <table:table-cell table:formula="of:=[.G13]*[.J13]" office:value-type="float" office:value="0.151553455689446" calcext:value-type="float">
            <text:p>0.1515534557</text:p>
          </table:table-cell>
          <table:table-cell/>
          <table:table-cell table:style-name="ce5" table:formula="of:=[.C13]" office:value-type="string" office:string-value="Ag130" calcext:value-type="string">
            <text:p>Ag130</text:p>
          </table:table-cell>
          <table:table-cell table:formula="of:=[.G13]" office:value-type="float" office:value="1.02222222222222" calcext:value-type="float">
            <text:p>1.0222222222</text:p>
          </table:table-cell>
          <table:table-cell table:formula="of:=[.K13]" office:value-type="float" office:value="0.151553455689446" calcext:value-type="float">
            <text:p>0.1515534557</text:p>
          </table:table-cell>
          <table:table-cell table:formula="of:=[.N13]+[.O13]" office:value-type="float" office:value="1.17377567791167" calcext:value-type="float">
            <text:p>1.1737756779</text:p>
          </table:table-cell>
          <table:table-cell table:formula="of:=[.N13]-[.O13]" office:value-type="float" office:value="0.870668766532776" calcext:value-type="float">
            <text:p>0.8706687665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Ag131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2" table:formula="of:=[.E14]/[.D14]" office:value-type="float" office:value="0.903225806451613" calcext:value-type="float">
            <text:p>0.9032258065</text:p>
          </table:table-cell>
          <table:table-cell table:formula="of:=1/SQRT([.D14])" office:value-type="float" office:value="0.179605302026775" calcext:value-type="float">
            <text:p>0.179605302</text:p>
          </table:table-cell>
          <table:table-cell table:formula="of:=1/SQRT([.E14])" office:value-type="float" office:value="0.188982236504614" calcext:value-type="float">
            <text:p>0.1889822365</text:p>
          </table:table-cell>
          <table:table-cell table:formula="of:=SQRT([.I14]*[.I14]+[.H14]*[.H14])" office:value-type="float" office:value="0.260715074804689" calcext:value-type="float">
            <text:p>0.2607150748</text:p>
          </table:table-cell>
          <table:table-cell table:formula="of:=[.G14]*[.J14]" office:value-type="float" office:value="0.235484583694558" calcext:value-type="float">
            <text:p>0.2354845837</text:p>
          </table:table-cell>
          <table:table-cell/>
          <table:table-cell table:style-name="ce5" table:formula="of:=[.C14]" office:value-type="string" office:string-value="Ag131" calcext:value-type="string">
            <text:p>Ag131</text:p>
          </table:table-cell>
          <table:table-cell table:formula="of:=[.G14]" office:value-type="float" office:value="0.903225806451613" calcext:value-type="float">
            <text:p>0.9032258065</text:p>
          </table:table-cell>
          <table:table-cell table:formula="of:=[.K14]" office:value-type="float" office:value="0.235484583694558" calcext:value-type="float">
            <text:p>0.2354845837</text:p>
          </table:table-cell>
          <table:table-cell table:formula="of:=[.N14]+[.O14]" office:value-type="float" office:value="1.13871039014617" calcext:value-type="float">
            <text:p>1.1387103901</text:p>
          </table:table-cell>
          <table:table-cell table:formula="of:=[.N14]-[.O14]" office:value-type="float" office:value="0.667741222757055" calcext:value-type="float">
            <text:p>0.6677412228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table:style-name="ce1" office:value-type="string" calcext:value-type="string">
            <text:p>Cd130</text:p>
          </table:table-cell>
          <table:table-cell table:style-name="ce1" office:value-type="float" office:value="956" calcext:value-type="float">
            <text:p>956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15]/[.D15]" office:value-type="float" office:value="0.285564853556485" calcext:value-type="float">
            <text:p>0.2855648536</text:p>
          </table:table-cell>
          <table:table-cell table:formula="of:=1/SQRT([.D15])" office:value-type="float" office:value="0.0323423113676575" calcext:value-type="float">
            <text:p>0.0323423114</text:p>
          </table:table-cell>
          <table:table-cell table:formula="of:=1/SQRT([.E15])" office:value-type="float" office:value="0.0605227532668802" calcext:value-type="float">
            <text:p>0.0605227533</text:p>
          </table:table-cell>
          <table:table-cell table:formula="of:=SQRT([.I15]*[.I15]+[.H15]*[.H15])" office:value-type="float" office:value="0.0686223634656092" calcext:value-type="float">
            <text:p>0.0686223635</text:p>
          </table:table-cell>
          <table:table-cell table:formula="of:=[.G15]*[.J15]" office:value-type="float" office:value="0.0195961351737566" calcext:value-type="float">
            <text:p>0.0195961352</text:p>
          </table:table-cell>
          <table:table-cell/>
          <table:table-cell table:style-name="ce6" table:formula="of:=[.C15]" office:value-type="string" office:string-value="Cd130" calcext:value-type="string">
            <text:p>Cd130</text:p>
          </table:table-cell>
          <table:table-cell table:style-name="ce1" table:formula="of:=[.G15]" office:value-type="float" office:value="0.285564853556485" calcext:value-type="float">
            <text:p>0.2855648536</text:p>
          </table:table-cell>
          <table:table-cell table:style-name="ce1" table:formula="of:=[.K15]" office:value-type="float" office:value="0.0195961351737566" calcext:value-type="float">
            <text:p>0.0195961352</text:p>
          </table:table-cell>
          <table:table-cell table:style-name="ce1" table:formula="of:=[.N15]+[.O15]" office:value-type="float" office:value="0.305160988730242" calcext:value-type="float">
            <text:p>0.3051609887</text:p>
          </table:table-cell>
          <table:table-cell table:style-name="ce1" table:formula="of:=[.N15]-[.O15]" office:value-type="float" office:value="0.265968718382729" calcext:value-type="float">
            <text:p>0.2659687184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Cd131</text:p>
          </table:table-cell>
          <table:table-cell table:style-name="ce1" office:value-type="float" office:value="999" calcext:value-type="float">
            <text:p>999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16]/[.D16]" office:value-type="float" office:value="0.820820820820821" calcext:value-type="float">
            <text:p>0.8208208208</text:p>
          </table:table-cell>
          <table:table-cell table:formula="of:=1/SQRT([.D16])" office:value-type="float" office:value="0.0316385998584166" calcext:value-type="float">
            <text:p>0.0316385999</text:p>
          </table:table-cell>
          <table:table-cell table:formula="of:=1/SQRT([.E16])" office:value-type="float" office:value="0.0349215147884789" calcext:value-type="float">
            <text:p>0.0349215148</text:p>
          </table:table-cell>
          <table:table-cell table:formula="of:=SQRT([.I16]*[.I16]+[.H16]*[.H16])" office:value-type="float" office:value="0.0471223216334144" calcext:value-type="float">
            <text:p>0.0471223216</text:p>
          </table:table-cell>
          <table:table-cell table:formula="of:=[.G16]*[.J16]" office:value-type="float" office:value="0.0386789827221219" calcext:value-type="float">
            <text:p>0.0386789827</text:p>
          </table:table-cell>
          <table:table-cell/>
          <table:table-cell table:style-name="ce6" table:formula="of:=[.C16]" office:value-type="string" office:string-value="Cd131" calcext:value-type="string">
            <text:p>Cd131</text:p>
          </table:table-cell>
          <table:table-cell table:style-name="ce1" table:formula="of:=[.G16]" office:value-type="float" office:value="0.820820820820821" calcext:value-type="float">
            <text:p>0.8208208208</text:p>
          </table:table-cell>
          <table:table-cell table:style-name="ce1" table:formula="of:=[.K16]" office:value-type="float" office:value="0.0386789827221219" calcext:value-type="float">
            <text:p>0.0386789827</text:p>
          </table:table-cell>
          <table:table-cell table:style-name="ce1" table:formula="of:=[.N16]+[.O16]" office:value-type="float" office:value="0.859499803542943" calcext:value-type="float">
            <text:p>0.8594998035</text:p>
          </table:table-cell>
          <table:table-cell table:style-name="ce1" table:formula="of:=[.N16]-[.O16]" office:value-type="float" office:value="0.782141838098699" calcext:value-type="float">
            <text:p>0.7821418381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Cd132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1081" calcext:value-type="float">
            <text:p>108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17]/[.D17]" office:value-type="float" office:value="0.983621474067334" calcext:value-type="float">
            <text:p>0.9836214741</text:p>
          </table:table-cell>
          <table:table-cell table:formula="of:=1/SQRT([.D17])" office:value-type="float" office:value="0.0301648488703381" calcext:value-type="float">
            <text:p>0.0301648489</text:p>
          </table:table-cell>
          <table:table-cell table:formula="of:=1/SQRT([.E17])" office:value-type="float" office:value="0.0304149532336237" calcext:value-type="float">
            <text:p>0.0304149532</text:p>
          </table:table-cell>
          <table:table-cell table:formula="of:=SQRT([.I17]*[.I17]+[.H17]*[.H17])" office:value-type="float" office:value="0.0428367539336707" calcext:value-type="float">
            <text:p>0.0428367539</text:p>
          </table:table-cell>
          <table:table-cell table:formula="of:=[.G17]*[.J17]" office:value-type="float" office:value="0.0421351510484968" calcext:value-type="float">
            <text:p>0.042135151</text:p>
          </table:table-cell>
          <table:table-cell/>
          <table:table-cell table:style-name="ce6" table:formula="of:=[.C17]" office:value-type="string" office:string-value="Cd132" calcext:value-type="string">
            <text:p>Cd132</text:p>
          </table:table-cell>
          <table:table-cell table:style-name="ce1" table:formula="of:=[.G17]" office:value-type="float" office:value="0.983621474067334" calcext:value-type="float">
            <text:p>0.9836214741</text:p>
          </table:table-cell>
          <table:table-cell table:style-name="ce1" table:formula="of:=[.K17]" office:value-type="float" office:value="0.0421351510484968" calcext:value-type="float">
            <text:p>0.042135151</text:p>
          </table:table-cell>
          <table:table-cell table:style-name="ce1" table:formula="of:=[.N17]+[.O17]" office:value-type="float" office:value="1.02575662511583" calcext:value-type="float">
            <text:p>1.0257566251</text:p>
          </table:table-cell>
          <table:table-cell table:style-name="ce1" table:formula="of:=[.N17]-[.O17]" office:value-type="float" office:value="0.941486323018837" calcext:value-type="float">
            <text:p>0.941486323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Cd13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18]/[.D18]" office:value-type="float" office:value="1.078125" calcext:value-type="float">
            <text:p>1.078125</text:p>
          </table:table-cell>
          <table:table-cell table:formula="of:=1/SQRT([.D18])" office:value-type="float" office:value="0.0883883476483184" calcext:value-type="float">
            <text:p>0.0883883476</text:p>
          </table:table-cell>
          <table:table-cell table:formula="of:=1/SQRT([.E18])" office:value-type="float" office:value="0.0851256530758749" calcext:value-type="float">
            <text:p>0.0851256531</text:p>
          </table:table-cell>
          <table:table-cell table:formula="of:=SQRT([.I18]*[.I18]+[.H18]*[.H18])" office:value-type="float" office:value="0.12271461531372" calcext:value-type="float">
            <text:p>0.1227146153</text:p>
          </table:table-cell>
          <table:table-cell table:formula="of:=[.G18]*[.J18]" office:value-type="float" office:value="0.132301694635104" calcext:value-type="float">
            <text:p>0.1323016946</text:p>
          </table:table-cell>
          <table:table-cell/>
          <table:table-cell table:style-name="ce6" table:formula="of:=[.C18]" office:value-type="string" office:string-value="Cd133" calcext:value-type="string">
            <text:p>Cd133</text:p>
          </table:table-cell>
          <table:table-cell table:style-name="ce1" table:formula="of:=[.G18]" office:value-type="float" office:value="1.078125" calcext:value-type="float">
            <text:p>1.078125</text:p>
          </table:table-cell>
          <table:table-cell table:style-name="ce1" table:formula="of:=[.K18]" office:value-type="float" office:value="0.132301694635104" calcext:value-type="float">
            <text:p>0.1323016946</text:p>
          </table:table-cell>
          <table:table-cell table:style-name="ce1" table:formula="of:=[.N18]+[.O18]" office:value-type="float" office:value="1.2104266946351" calcext:value-type="float">
            <text:p>1.2104266946</text:p>
          </table:table-cell>
          <table:table-cell table:style-name="ce1" table:formula="of:=[.N18]-[.O18]" office:value-type="float" office:value="0.945823305364896" calcext:value-type="float">
            <text:p>0.9458233054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office:value-type="string" calcext:value-type="string">
            <text:p>In131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" table:formula="of:=[.E19]/[.D19]" office:value-type="float" office:value="0.32258064516129" calcext:value-type="float">
            <text:p>0.3225806452</text:p>
          </table:table-cell>
          <table:table-cell table:formula="of:=1/SQRT([.D19])" office:value-type="float" office:value="0.179605302026775" calcext:value-type="float">
            <text:p>0.179605302</text:p>
          </table:table-cell>
          <table:table-cell table:formula="of:=1/SQRT([.E19])" office:value-type="float" office:value="0.316227766016838" calcext:value-type="float">
            <text:p>0.316227766</text:p>
          </table:table-cell>
          <table:table-cell table:formula="of:=SQRT([.I19]*[.I19]+[.H19]*[.H19])" office:value-type="float" office:value="0.36367301868042" calcext:value-type="float">
            <text:p>0.3636730187</text:p>
          </table:table-cell>
          <table:table-cell table:formula="of:=[.G19]*[.J19]" office:value-type="float" office:value="0.117313876993684" calcext:value-type="float">
            <text:p>0.117313877</text:p>
          </table:table-cell>
          <table:table-cell/>
          <table:table-cell table:style-name="ce5" table:formula="of:=[.C19]" office:value-type="string" office:string-value="In131" calcext:value-type="string">
            <text:p>In131</text:p>
          </table:table-cell>
          <table:table-cell table:formula="of:=[.G19]" office:value-type="float" office:value="0.32258064516129" calcext:value-type="float">
            <text:p>0.3225806452</text:p>
          </table:table-cell>
          <table:table-cell table:formula="of:=[.K19]" office:value-type="float" office:value="0.117313876993684" calcext:value-type="float">
            <text:p>0.117313877</text:p>
          </table:table-cell>
          <table:table-cell table:formula="of:=[.N19]+[.O19]" office:value-type="float" office:value="0.439894522154974" calcext:value-type="float">
            <text:p>0.4398945222</text:p>
          </table:table-cell>
          <table:table-cell table:formula="of:=[.N19]-[.O19]" office:value-type="float" office:value="0.205266768167606" calcext:value-type="float">
            <text:p>0.2052667682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2</text:p>
          </table:table-cell>
          <table:table-cell office:value-type="float" office:value="99" calcext:value-type="float">
            <text:p>9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style-name="ce2" table:formula="of:=[.E20]/[.D20]" office:value-type="float" office:value="1.19191919191919" calcext:value-type="float">
            <text:p>1.1919191919</text:p>
          </table:table-cell>
          <table:table-cell table:formula="of:=1/SQRT([.D20])" office:value-type="float" office:value="0.100503781525921" calcext:value-type="float">
            <text:p>0.1005037815</text:p>
          </table:table-cell>
          <table:table-cell table:formula="of:=1/SQRT([.E20])" office:value-type="float" office:value="0.0920574617898324" calcext:value-type="float">
            <text:p>0.0920574618</text:p>
          </table:table-cell>
          <table:table-cell table:formula="of:=SQRT([.I20]*[.I20]+[.H20]*[.H20])" office:value-type="float" office:value="0.136292282878366" calcext:value-type="float">
            <text:p>0.1362922829</text:p>
          </table:table-cell>
          <table:table-cell table:formula="of:=[.G20]*[.J20]" office:value-type="float" office:value="0.162449387673204" calcext:value-type="float">
            <text:p>0.1624493877</text:p>
          </table:table-cell>
          <table:table-cell/>
          <table:table-cell table:style-name="ce5" table:formula="of:=[.C20]" office:value-type="string" office:string-value="In132" calcext:value-type="string">
            <text:p>In132</text:p>
          </table:table-cell>
          <table:table-cell table:formula="of:=[.G20]" office:value-type="float" office:value="1.19191919191919" calcext:value-type="float">
            <text:p>1.1919191919</text:p>
          </table:table-cell>
          <table:table-cell table:formula="of:=[.K20]" office:value-type="float" office:value="0.162449387673204" calcext:value-type="float">
            <text:p>0.1624493877</text:p>
          </table:table-cell>
          <table:table-cell table:formula="of:=[.N20]+[.O20]" office:value-type="float" office:value="1.3543685795924" calcext:value-type="float">
            <text:p>1.3543685796</text:p>
          </table:table-cell>
          <table:table-cell table:formula="of:=[.N20]-[.O20]" office:value-type="float" office:value="1.02946980424599" calcext:value-type="float">
            <text:p>1.0294698042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3</text:p>
          </table:table-cell>
          <table:table-cell office:value-type="float" office:value="11010" calcext:value-type="float">
            <text:p>11010</text:p>
          </table:table-cell>
          <table:table-cell office:value-type="float" office:value="14807" calcext:value-type="float">
            <text:p>14807</text:p>
          </table:table-cell>
          <table:table-cell office:value-type="float" office:value="0" calcext:value-type="float">
            <text:p>0</text:p>
          </table:table-cell>
          <table:table-cell table:style-name="ce2" table:formula="of:=[.E21]/[.D21]" office:value-type="float" office:value="1.34486830154405" calcext:value-type="float">
            <text:p>1.3448683015</text:p>
          </table:table-cell>
          <table:table-cell table:formula="of:=1/SQRT([.D21])" office:value-type="float" office:value="0.00953029492430494" calcext:value-type="float">
            <text:p>0.0095302949</text:p>
          </table:table-cell>
          <table:table-cell table:formula="of:=1/SQRT([.E21])" office:value-type="float" office:value="0.00821800614761329" calcext:value-type="float">
            <text:p>0.0082180061</text:p>
          </table:table-cell>
          <table:table-cell table:formula="of:=SQRT([.I21]*[.I21]+[.H21]*[.H21])" office:value-type="float" office:value="0.01258420225467" calcext:value-type="float">
            <text:p>0.0125842023</text:p>
          </table:table-cell>
          <table:table-cell table:formula="of:=[.G21]*[.J21]" office:value-type="float" office:value="0.0169240947125249" calcext:value-type="float">
            <text:p>0.0169240947</text:p>
          </table:table-cell>
          <table:table-cell/>
          <table:table-cell table:style-name="ce5" table:formula="of:=[.C21]" office:value-type="string" office:string-value="In133" calcext:value-type="string">
            <text:p>In133</text:p>
          </table:table-cell>
          <table:table-cell table:formula="of:=[.G21]" office:value-type="float" office:value="1.34486830154405" calcext:value-type="float">
            <text:p>1.3448683015</text:p>
          </table:table-cell>
          <table:table-cell table:formula="of:=[.K21]" office:value-type="float" office:value="0.0169240947125249" calcext:value-type="float">
            <text:p>0.0169240947</text:p>
          </table:table-cell>
          <table:table-cell table:formula="of:=[.N21]+[.O21]" office:value-type="float" office:value="1.36179239625658" calcext:value-type="float">
            <text:p>1.3617923963</text:p>
          </table:table-cell>
          <table:table-cell table:formula="of:=[.N21]-[.O21]" office:value-type="float" office:value="1.32794420683153" calcext:value-type="float">
            <text:p>1.3279442068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4</text:p>
          </table:table-cell>
          <table:table-cell office:value-type="float" office:value="5621" calcext:value-type="float">
            <text:p>5621</text:p>
          </table:table-cell>
          <table:table-cell office:value-type="float" office:value="7110" calcext:value-type="float">
            <text:p>7110</text:p>
          </table:table-cell>
          <table:table-cell office:value-type="float" office:value="0" calcext:value-type="float">
            <text:p>0</text:p>
          </table:table-cell>
          <table:table-cell table:style-name="ce2" table:formula="of:=[.E22]/[.D22]" office:value-type="float" office:value="1.26489948407757" calcext:value-type="float">
            <text:p>1.2648994841</text:p>
          </table:table-cell>
          <table:table-cell table:formula="of:=1/SQRT([.D22])" office:value-type="float" office:value="0.0133380766039684" calcext:value-type="float">
            <text:p>0.0133380766</text:p>
          </table:table-cell>
          <table:table-cell table:formula="of:=1/SQRT([.E22])" office:value-type="float" office:value="0.011859467782747" calcext:value-type="float">
            <text:p>0.0118594678</text:p>
          </table:table-cell>
          <table:table-cell table:formula="of:=SQRT([.I22]*[.I22]+[.H22]*[.H22])" office:value-type="float" office:value="0.017848004470622" calcext:value-type="float">
            <text:p>0.0178480045</text:p>
          </table:table-cell>
          <table:table-cell table:formula="of:=[.G22]*[.J22]" office:value-type="float" office:value="0.0225759316467038" calcext:value-type="float">
            <text:p>0.0225759316</text:p>
          </table:table-cell>
          <table:table-cell/>
          <table:table-cell table:style-name="ce5" table:formula="of:=[.C22]" office:value-type="string" office:string-value="In134" calcext:value-type="string">
            <text:p>In134</text:p>
          </table:table-cell>
          <table:table-cell table:formula="of:=[.G22]" office:value-type="float" office:value="1.26489948407757" calcext:value-type="float">
            <text:p>1.2648994841</text:p>
          </table:table-cell>
          <table:table-cell table:formula="of:=[.K22]" office:value-type="float" office:value="0.0225759316467038" calcext:value-type="float">
            <text:p>0.0225759316</text:p>
          </table:table-cell>
          <table:table-cell table:formula="of:=[.N22]+[.O22]" office:value-type="float" office:value="1.28747541572427" calcext:value-type="float">
            <text:p>1.2874754157</text:p>
          </table:table-cell>
          <table:table-cell table:formula="of:=[.N22]-[.O22]" office:value-type="float" office:value="1.24232355243086" calcext:value-type="float">
            <text:p>1.2423235524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office:value-type="string" calcext:value-type="string">
            <text:p>In135</text:p>
          </table:table-cell>
          <table:table-cell office:value-type="float" office:value="1054" calcext:value-type="float">
            <text:p>1054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table:style-name="ce2" table:formula="of:=[.E23]/[.D23]" office:value-type="float" office:value="1.02941176470588" calcext:value-type="float">
            <text:p>1.0294117647</text:p>
          </table:table-cell>
          <table:table-cell table:formula="of:=1/SQRT([.D23])" office:value-type="float" office:value="0.0308020551816849" calcext:value-type="float">
            <text:p>0.0308020552</text:p>
          </table:table-cell>
          <table:table-cell table:formula="of:=1/SQRT([.E23])" office:value-type="float" office:value="0.0303588370359458" calcext:value-type="float">
            <text:p>0.030358837</text:p>
          </table:table-cell>
          <table:table-cell table:formula="of:=SQRT([.I23]*[.I23]+[.H23]*[.H23])" office:value-type="float" office:value="0.0432484171917386" calcext:value-type="float">
            <text:p>0.0432484172</text:p>
          </table:table-cell>
          <table:table-cell table:formula="of:=[.G23]*[.J23]" office:value-type="float" office:value="0.0445204294620839" calcext:value-type="float">
            <text:p>0.0445204295</text:p>
          </table:table-cell>
          <table:table-cell/>
          <table:table-cell table:style-name="ce5" table:formula="of:=[.C23]" office:value-type="string" office:string-value="In135" calcext:value-type="string">
            <text:p>In135</text:p>
          </table:table-cell>
          <table:table-cell table:formula="of:=[.G23]" office:value-type="float" office:value="1.02941176470588" calcext:value-type="float">
            <text:p>1.0294117647</text:p>
          </table:table-cell>
          <table:table-cell table:formula="of:=[.K23]" office:value-type="float" office:value="0.0445204294620839" calcext:value-type="float">
            <text:p>0.0445204295</text:p>
          </table:table-cell>
          <table:table-cell table:formula="of:=[.N23]+[.O23]" office:value-type="float" office:value="1.07393219416797" calcext:value-type="float">
            <text:p>1.0739321942</text:p>
          </table:table-cell>
          <table:table-cell table:formula="of:=[.N23]-[.O23]" office:value-type="float" office:value="0.984891335243798" calcext:value-type="float">
            <text:p>0.9848913352</text:p>
          </table:table-cell>
          <table:table-cell table:number-columns-repeated="3"/>
          <table:table-cell table:style-name="ce11"/>
        </table:table-row>
        <table:table-row table:style-name="ro1">
          <table:table-cell table:number-columns-repeated="2"/>
          <table:table-cell table:style-name="ce1" office:value-type="string" calcext:value-type="string">
            <text:p>Sn13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24]/[.D24]" office:value-type="float" office:value="0.777777777777778" calcext:value-type="float">
            <text:p>0.7777777778</text:p>
          </table:table-cell>
          <table:table-cell table:formula="of:=1/SQRT([.D24])" office:value-type="float" office:value="0.0533760512683624" calcext:value-type="float">
            <text:p>0.0533760513</text:p>
          </table:table-cell>
          <table:table-cell table:formula="of:=1/SQRT([.E24])" office:value-type="float" office:value="0.0605227532668802" calcext:value-type="float">
            <text:p>0.0605227533</text:p>
          </table:table-cell>
          <table:table-cell table:formula="of:=SQRT([.I24]*[.I24]+[.H24]*[.H24])" office:value-type="float" office:value="0.0806970043558403" calcext:value-type="float">
            <text:p>0.0806970044</text:p>
          </table:table-cell>
          <table:table-cell table:formula="of:=[.G24]*[.J24]" office:value-type="float" office:value="0.0627643367212092" calcext:value-type="float">
            <text:p>0.0627643367</text:p>
          </table:table-cell>
          <table:table-cell/>
          <table:table-cell table:style-name="ce6" table:formula="of:=[.C24]" office:value-type="string" office:string-value="Sn134" calcext:value-type="string">
            <text:p>Sn134</text:p>
          </table:table-cell>
          <table:table-cell table:style-name="ce1" table:formula="of:=[.G24]" office:value-type="float" office:value="0.777777777777778" calcext:value-type="float">
            <text:p>0.7777777778</text:p>
          </table:table-cell>
          <table:table-cell table:style-name="ce1" table:formula="of:=[.K24]" office:value-type="float" office:value="0.0627643367212092" calcext:value-type="float">
            <text:p>0.0627643367</text:p>
          </table:table-cell>
          <table:table-cell table:style-name="ce1" table:formula="of:=[.N24]+[.O24]" office:value-type="float" office:value="0.840542114498987" calcext:value-type="float">
            <text:p>0.8405421145</text:p>
          </table:table-cell>
          <table:table-cell table:style-name="ce1" table:formula="of:=[.N24]-[.O24]" office:value-type="float" office:value="0.715013441056569" calcext:value-type="float">
            <text:p>0.7150134411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25]/[.D25]" office:value-type="float" office:value="1.03012048192771" calcext:value-type="float">
            <text:p>1.0301204819</text:p>
          </table:table-cell>
          <table:table-cell table:formula="of:=1/SQRT([.D25])" office:value-type="float" office:value="0.0776150525706333" calcext:value-type="float">
            <text:p>0.0776150526</text:p>
          </table:table-cell>
          <table:table-cell table:formula="of:=1/SQRT([.E25])" office:value-type="float" office:value="0.0764719112901873" calcext:value-type="float">
            <text:p>0.0764719113</text:p>
          </table:table-cell>
          <table:table-cell table:formula="of:=SQRT([.I25]*[.I25]+[.H25]*[.H25])" office:value-type="float" office:value="0.108958935392727" calcext:value-type="float">
            <text:p>0.1089589354</text:p>
          </table:table-cell>
          <table:table-cell table:formula="of:=[.G25]*[.J25]" office:value-type="float" office:value="0.112240831037086" calcext:value-type="float">
            <text:p>0.112240831</text:p>
          </table:table-cell>
          <table:table-cell/>
          <table:table-cell table:style-name="ce6" table:formula="of:=[.C25]" office:value-type="string" office:string-value="Sn135" calcext:value-type="string">
            <text:p>Sn135</text:p>
          </table:table-cell>
          <table:table-cell table:style-name="ce1" table:formula="of:=[.G25]" office:value-type="float" office:value="1.03012048192771" calcext:value-type="float">
            <text:p>1.0301204819</text:p>
          </table:table-cell>
          <table:table-cell table:style-name="ce1" table:formula="of:=[.K25]" office:value-type="float" office:value="0.112240831037086" calcext:value-type="float">
            <text:p>0.112240831</text:p>
          </table:table-cell>
          <table:table-cell table:style-name="ce1" table:formula="of:=[.N25]+[.O25]" office:value-type="float" office:value="1.1423613129648" calcext:value-type="float">
            <text:p>1.142361313</text:p>
          </table:table-cell>
          <table:table-cell table:style-name="ce1" table:formula="of:=[.N25]-[.O25]" office:value-type="float" office:value="0.917879650890625" calcext:value-type="float">
            <text:p>0.9178796509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6</text:p>
          </table:table-cell>
          <table:table-cell table:style-name="ce1" office:value-type="float" office:value="4541" calcext:value-type="float">
            <text:p>4541</text:p>
          </table:table-cell>
          <table:table-cell table:style-name="ce1" office:value-type="float" office:value="3794" calcext:value-type="float">
            <text:p>3794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26]/[.D26]" office:value-type="float" office:value="0.835498788813037" calcext:value-type="float">
            <text:p>0.8354987888</text:p>
          </table:table-cell>
          <table:table-cell table:formula="of:=1/SQRT([.D26])" office:value-type="float" office:value="0.0148396701949627" calcext:value-type="float">
            <text:p>0.0148396702</text:p>
          </table:table-cell>
          <table:table-cell table:formula="of:=1/SQRT([.E26])" office:value-type="float" office:value="0.0162349642534892" calcext:value-type="float">
            <text:p>0.0162349643</text:p>
          </table:table-cell>
          <table:table-cell table:formula="of:=SQRT([.I26]*[.I26]+[.H26]*[.H26])" office:value-type="float" office:value="0.0219952239317388" calcext:value-type="float">
            <text:p>0.0219952239</text:p>
          </table:table-cell>
          <table:table-cell table:formula="of:=[.G26]*[.J26]" office:value-type="float" office:value="0.0183769829546393" calcext:value-type="float">
            <text:p>0.018376983</text:p>
          </table:table-cell>
          <table:table-cell/>
          <table:table-cell table:style-name="ce6" table:formula="of:=[.C26]" office:value-type="string" office:string-value="Sn136" calcext:value-type="string">
            <text:p>Sn136</text:p>
          </table:table-cell>
          <table:table-cell table:style-name="ce1" table:formula="of:=[.G26]" office:value-type="float" office:value="0.835498788813037" calcext:value-type="float">
            <text:p>0.8354987888</text:p>
          </table:table-cell>
          <table:table-cell table:style-name="ce1" table:formula="of:=[.K26]" office:value-type="float" office:value="0.0183769829546393" calcext:value-type="float">
            <text:p>0.018376983</text:p>
          </table:table-cell>
          <table:table-cell table:style-name="ce1" table:formula="of:=[.N26]+[.O26]" office:value-type="float" office:value="0.853875771767676" calcext:value-type="float">
            <text:p>0.8538757718</text:p>
          </table:table-cell>
          <table:table-cell table:style-name="ce1" table:formula="of:=[.N26]-[.O26]" office:value-type="float" office:value="0.817121805858397" calcext:value-type="float">
            <text:p>0.8171218059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7</text:p>
          </table:table-cell>
          <table:table-cell table:style-name="ce1" office:value-type="float" office:value="1845" calcext:value-type="float">
            <text:p>1845</text:p>
          </table:table-cell>
          <table:table-cell table:style-name="ce1" office:value-type="float" office:value="1342" calcext:value-type="float">
            <text:p>134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27]/[.D27]" office:value-type="float" office:value="0.727371273712737" calcext:value-type="float">
            <text:p>0.7273712737</text:p>
          </table:table-cell>
          <table:table-cell table:formula="of:=1/SQRT([.D27])" office:value-type="float" office:value="0.0232810098589859" calcext:value-type="float">
            <text:p>0.0232810099</text:p>
          </table:table-cell>
          <table:table-cell table:formula="of:=1/SQRT([.E27])" office:value-type="float" office:value="0.0272975545216307" calcext:value-type="float">
            <text:p>0.0272975545</text:p>
          </table:table-cell>
          <table:table-cell table:formula="of:=SQRT([.I27]*[.I27]+[.H27]*[.H27])" office:value-type="float" office:value="0.0358770386586686" calcext:value-type="float">
            <text:p>0.0358770387</text:p>
          </table:table-cell>
          <table:table-cell table:formula="of:=[.G27]*[.J27]" office:value-type="float" office:value="0.0260959273061969" calcext:value-type="float">
            <text:p>0.0260959273</text:p>
          </table:table-cell>
          <table:table-cell/>
          <table:table-cell table:style-name="ce6" table:formula="of:=[.C27]" office:value-type="string" office:string-value="Sn137" calcext:value-type="string">
            <text:p>Sn137</text:p>
          </table:table-cell>
          <table:table-cell table:style-name="ce1" table:formula="of:=[.G27]" office:value-type="float" office:value="0.727371273712737" calcext:value-type="float">
            <text:p>0.7273712737</text:p>
          </table:table-cell>
          <table:table-cell table:style-name="ce1" table:formula="of:=[.K27]" office:value-type="float" office:value="0.0260959273061969" calcext:value-type="float">
            <text:p>0.0260959273</text:p>
          </table:table-cell>
          <table:table-cell table:style-name="ce1" table:formula="of:=[.N27]+[.O27]" office:value-type="float" office:value="0.753467201018934" calcext:value-type="float">
            <text:p>0.753467201</text:p>
          </table:table-cell>
          <table:table-cell table:style-name="ce1" table:formula="of:=[.N27]-[.O27]" office:value-type="float" office:value="0.70127534640654" calcext:value-type="float">
            <text:p>0.7012753464</text:p>
          </table:table-cell>
          <table:table-cell table:style-name="ce1" table:number-columns-repeated="3"/>
          <table:table-cell table:style-name="ce12"/>
        </table:table-row>
        <table:table-row table:style-name="ro1">
          <table:table-cell table:number-columns-repeated="2"/>
          <table:table-cell table:style-name="ce1" office:value-type="string" calcext:value-type="string">
            <text:p>Sn138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3" table:formula="of:=[.E28]/[.D28]" office:value-type="float" office:value="0.652482269503546" calcext:value-type="float">
            <text:p>0.6524822695</text:p>
          </table:table-cell>
          <table:table-cell table:formula="of:=1/SQRT([.D28])" office:value-type="float" office:value="0.0842151921066519" calcext:value-type="float">
            <text:p>0.0842151921</text:p>
          </table:table-cell>
          <table:table-cell table:formula="of:=1/SQRT([.E28])" office:value-type="float" office:value="0.104257207028537" calcext:value-type="float">
            <text:p>0.104257207</text:p>
          </table:table-cell>
          <table:table-cell table:formula="of:=SQRT([.I28]*[.I28]+[.H28]*[.H28])" office:value-type="float" office:value="0.134021504986892" calcext:value-type="float">
            <text:p>0.134021505</text:p>
          </table:table-cell>
          <table:table-cell table:formula="of:=[.G28]*[.J28]" office:value-type="float" office:value="0.0874466557361283" calcext:value-type="float">
            <text:p>0.0874466557</text:p>
          </table:table-cell>
          <table:table-cell/>
          <table:table-cell table:style-name="ce7" table:formula="of:=[.C28]" office:value-type="string" office:string-value="Sn138" calcext:value-type="string">
            <text:p>Sn138</text:p>
          </table:table-cell>
          <table:table-cell table:style-name="ce9" table:formula="of:=[.G28]" office:value-type="float" office:value="0.652482269503546" calcext:value-type="float">
            <text:p>0.6524822695</text:p>
          </table:table-cell>
          <table:table-cell table:style-name="ce9" table:formula="of:=[.K28]" office:value-type="float" office:value="0.0874466557361283" calcext:value-type="float">
            <text:p>0.0874466557</text:p>
          </table:table-cell>
          <table:table-cell table:style-name="ce9" table:formula="of:=[.N28]+[.O28]" office:value-type="float" office:value="0.739928925239674" calcext:value-type="float">
            <text:p>0.7399289252</text:p>
          </table:table-cell>
          <table:table-cell table:style-name="ce9" table:formula="of:=[.N28]-[.O28]" office:value-type="float" office:value="0.565035613767418" calcext:value-type="float">
            <text:p>0.5650356138</text:p>
          </table:table-cell>
          <table:table-cell table:style-name="ce9" table:number-columns-repeated="3"/>
          <table:table-cell table:style-name="ce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02:46:47.111047864</meta:creation-date>
    <dc:date>2019-04-29T02:56:46.372314379</dc:date>
    <meta:editing-duration>PT9M51S</meta:editing-duration>
    <meta:editing-cycles>14</meta:editing-cycles>
    <meta:generator>LibreOffice/5.0.6.2$Linux_X86_64 LibreOffice_project/00$Build-2</meta:generator>
    <meta:document-statistic meta:table-count="1" meta:cell-count="253" meta:object-count="0"/>
  </office:meta>
</office:document-meta>
</file>